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Georg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3.792cm" table:align="left"/>
    </style:style>
    <style:style style:name="Таблица1.A" style:family="table-column">
      <style:table-column-properties style:column-width="1.917cm"/>
    </style:style>
    <style:style style:name="Таблица1.B" style:family="table-column">
      <style:table-column-properties style:column-width="11.875cm"/>
    </style:style>
    <style:style style:name="Таблица1.A1" style:family="table-cell">
      <style:table-cell-properties style:vertical-align="middle" fo:padding="0.049cm" fo:border="0.05pt solid #000000"/>
    </style:style>
    <style:style style:name="P1" style:family="paragraph" style:parent-style-name="Text_20_body" style:list-style-name="L1">
      <style:paragraph-properties fo:text-align="justify" style:justify-single-word="false" fo:orphans="2" fo:widows="2"/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.132cm" fo:margin-bottom="0.132cm" loext:contextual-spacing="false" fo:text-align="justify" style:justify-single-word="false" fo:orphans="2" fo:widows="2" fo:text-indent="0.661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.132cm" fo:margin-bottom="0.132cm" loext:contextual-spacing="false" fo:text-align="justify" style:justify-single-word="false" fo:orphans="2" fo:widows="2" fo:text-indent="0.661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661cm" style:auto-text-indent="false" fo:padding="0cm" fo:border="none"/>
    </style:style>
    <style:style style:name="P5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fo:font-size="12pt" style:font-size-asian="12pt" style:font-size-complex="12pt"/>
    </style:style>
    <style:style style:name="P8" style:family="paragraph" style:parent-style-name="Heading_20_1">
      <style:paragraph-properties fo:margin-left="0cm" fo:margin-right="0cm" fo:margin-top="0.529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f58220" style:font-name="Liberation Serif" fo:font-size="12pt" fo:letter-spacing="normal" fo:font-style="normal" fo:font-weight="bold" style:font-size-asian="12pt" style:font-size-complex="12pt"/>
    </style:style>
    <style:style style:name="P9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style:font-name="PT Serif" fo:font-size="10.5pt" fo:font-style="normal" fo:font-weight="normal"/>
    </style:style>
    <style:style style:name="T3" style:family="text">
      <style:text-properties fo:font-size="10.5pt" fo:font-style="normal" fo:font-weight="normal"/>
    </style:style>
    <style:style style:name="T4" style:family="text">
      <style:text-properties fo:font-variant="normal" fo:text-transform="none" fo:color="#000000" style:font-name="PT Serif" fo:font-size="10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style:font-name="PT Serif" fo:font-size="10.5pt" fo:letter-spacing="normal" fo:font-style="normal" fo:font-weight="normal"/>
    </style:style>
    <style:style style:name="T6" style:family="text">
      <style:text-properties fo:font-variant="normal" fo:text-transform="none" fo:color="#000000" fo:font-size="10.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000000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Политика информационной безопасности</text:h>
      <text:p text:style-name="P2"> </text:p>
      <text:h text:style-name="P8" text:outline-level="1">Термины и определения</text:h>
      <text:p text:style-name="P3">В настоящем документе используются следующие термины и их определения.</text:p>
      <text:p text:style-name="P4"><text:span text:style-name="Strong_20_Emphasis"><text:span text:style-name="T12">Автоматизированная система</text:span></text:span><text:span text:style-name="T13"> – система, состоящая из персонала и комплекса средств автоматизации его деятельности, реализующая информационную технологию выполнения установленных функций.</text:span></text:p>
      <text:p text:style-name="P4"><text:span text:style-name="Strong_20_Emphasis"><text:span text:style-name="T12">Аутентификация отправителя данных</text:span></text:span><text:span text:style-name="T13"> – подтверждение того, что отправитель полученных данных соответствует заявленному.</text:span></text:p>
      <text:p text:style-name="P4"><text:span text:style-name="Strong_20_Emphasis"><text:span text:style-name="T12">Вирус (компьютерный, программный)</text:span></text:span><text:span text:style-name="T13"> – исполняемый программный код или интерпретируемый набор инструкций, обладающий свойствами несанкционированного распространения и самовоспроизведения. Созданные дубликаты компьютерного вируса не всегда совпадают с оригиналом, но сохраняют способность к дальнейшему распространению и самовоспроизведению.</text:span></text:p>
      <text:p text:style-name="P4"><text:span text:style-name="Strong_20_Emphasis"><text:span text:style-name="T12">Внешняя информационная система</text:span></text:span><text:span text:style-name="T13"> – информационная система, взаимодействующая с информационной системой оператора из-за пределов границ информационной системы оператора.</text:span></text:p>
      <text:p text:style-name="P4"><text:span text:style-name="Strong_20_Emphasis"><text:span text:style-name="T12">Вредоносная программа</text:span></text:span><text:span text:style-name="T13"> – программа, предназначенная для осуществ­ления несанкционированного доступа и (или) воздействия на информацию или ресурсы информационной системы.</text:span></text:p>
      <text:p text:style-name="P4"><text:span text:style-name="Strong_20_Emphasis"><text:span text:style-name="T12">Вспомогательные технические средства и системы</text:span></text:span><text:span text:style-name="T13"> – технические средства и системы, не предназначенные для передачи, обработки и хранения информации, устанавливаемые совместно с техническими средствами и системами, предназначенными для обработки информации или в помещениях, в которых установлены информационные системы.</text:span></text:p>
      <text:p text:style-name="P4"><text:span text:style-name="Strong_20_Emphasis"><text:span text:style-name="T12">Государственные информационные системы</text:span></text:span><text:span text:style-name="T13"> – федеральные информационные системы и региональные информационные системы, созданные на основании соответственно федеральных законов, законов субъектов Российской Федерации, на основании правовых актов государственных органов.</text:span></text:p>
      <text:p text:style-name="P4"><text:span text:style-name="Strong_20_Emphasis"><text:span text:style-name="T12">Доступ в операционную среду компьютера</text:span></text:span><text:span text:style-name="T13"> – получение возможности запуска на выполнение штатных команд, функций, процедур операционной системы (уничтожения, копирования, перемещения и т.п.), исполняемых файлов прикладных программ.</text:span></text:p>
      <text:p text:style-name="P4"><text:span text:style-name="Strong_20_Emphasis"><text:span text:style-name="T12">Доступность информации</text:span></text:span><text:span text:style-name="T13"> – свойство безопасности информации, при котором субъекты доступа, имеющие права доступа, могут беспрепятственно их реализовать.</text:span></text:p>
      <text:p text:style-name="P4"><text:span text:style-name="Strong_20_Emphasis"><text:span text:style-name="T12">Закладочное устройство</text:span></text:span><text:span text:style-name="T13"> – элемент средства съёма информации, скрытно внедряемый (закладываемый или вносимый) в места возможного съёма информации (в том числе в ограждение, конструкцию, оборудование, предметы интерьера, транспортные средства, а также в технические средства и системы обработки информации).</text:span></text:p>
      <text:p text:style-name="P4"><text:span text:style-name="Strong_20_Emphasis"><text:span text:style-name="T12">Защищаемая информация</text:span></text:span><text:span text:style-name="T13"> – информация, являющаяся предметом собственности и подлежащая защите в соответствии с требованиями правовых документов или требованиями, устанавливаемыми собственником информации.</text:span></text:p>
      <text:p text:style-name="P4"><text:span text:style-name="Strong_20_Emphasis"><text:span text:style-name="T12">Идентификация</text:span></text:span><text:span text:style-name="T13"> – присвоение субъектам доступа, объектам доступа идентификаторов (уникальных имен) и (или) сравнение предъявленного идентификатора с перечнем присвоенных идентификаторов.</text:span></text:p>
      <text:p text:style-name="P4"><text:soft-page-break/><text:span text:style-name="Strong_20_Emphasis"><text:span text:style-name="T12">Информативный сигнал</text:span></text:span><text:span text:style-name="T13"> – электрические сигналы, акустические, электромагнитные и другие физические поля, по параметрам которых может быть раскрыта конфиденциальная информация, обрабатываемая в информационной системе.</text:span></text:p>
      <text:p text:style-name="P4"><text:span text:style-name="Strong_20_Emphasis"><text:span text:style-name="T12">Информационная система</text:span></text:span><text:span text:style-name="T13"> – совокупность содержащейся в базах данных информации и обеспечивающих ее обработку информационных технологий и технических средств.</text:span></text:p>
      <text:p text:style-name="P4"><text:span text:style-name="Strong_20_Emphasis"><text:span text:style-name="T12">Информационные технологии</text:span></text:span><text:span text:style-name="T13"> – процессы, методы поиска, сбора, хранения, обработки, предоставления, распространения информации и способы осуществления таких процессов и методов.</text:span></text:p>
      <text:p text:style-name="P4"><text:span text:style-name="Strong_20_Emphasis"><text:span text:style-name="T12">Информация ограниченного доступа</text:span></text:span><text:span text:style-name="T13"> – информация, доступ к которой ограничен федеральными законами.</text:span></text:p>
      <text:p text:style-name="P4"><text:span text:style-name="Strong_20_Emphasis"><text:span text:style-name="T12">Источник угрозы безопасности информации</text:span></text:span><text:span text:style-name="T13"> – субъект доступа, материальный объект или физическое явление, являющиеся причиной возникновения угрозы безопасности информации.</text:span></text:p>
      <text:p text:style-name="P4"><text:span text:style-name="Strong_20_Emphasis"><text:span text:style-name="T12">Контролируемая зона </text:span></text:span><text:span text:style-name="T13">– пространство (территория, здание, часть здания), в котором исключено неконтролируемое пребывание лиц, а также транспортных, технических или иных средств.</text:span></text:p>
      <text:p text:style-name="P4"><text:span text:style-name="Strong_20_Emphasis"><text:span text:style-name="T12">Конфиденциальность информации</text:span></text:span><text:span text:style-name="T13"> – свойство безопасности информации, при котором доступ к ней осуществляют только субъекты доступа, имеющие на него право.</text:span></text:p>
      <text:p text:style-name="P4"><text:span text:style-name="Strong_20_Emphasis"><text:span text:style-name="T12">Межсетевой экран</text:span></text:span><text:span text:style-name="T13"> – локальное (однокомпонентное) или функционально-распределённое программное (программно-аппаратное) средство (комплекс), реализующее контроль за информацией, поступающей в информационную систему и (или) выходящей из информацион­ной системы.</text:span></text:p>
      <text:p text:style-name="P4"><text:span text:style-name="Strong_20_Emphasis"><text:span text:style-name="T12">Недекларированные возможности</text:span></text:span><text:span text:style-name="T13"> – функциональные возможности средств вычислительной техники, не описанные или не соответствующие описанным в документации, при использовании которых возможно нарушение конфиденциальности, доступности или целостности обрабатываемой информации.</text:span></text:p>
      <text:p text:style-name="P4"><text:span text:style-name="Strong_20_Emphasis"><text:span text:style-name="T12">Несанкционированный доступ (несанкционированные действия)</text:span></text:span><text:span text:style-name="T13"> – доступ к информации или действия с информацией, нарушающие правила разграничения доступа с использованием штатных средств, предоставляемых информационными системами.</text:span></text:p>
      <text:p text:style-name="P4"><text:span text:style-name="Strong_20_Emphasis"><text:span text:style-name="T12">Носитель информации</text:span></text:span><text:span text:style-name="T13"> – физическое лицо или материальный объект, в том числе физическое поле, в котором информация находит своё отражение в виде символов, образов, сигналов, технических решений и процессов, коли­чественных характеристик физических величин.</text:span></text:p>
      <text:p text:style-name="P4"><text:span text:style-name="Strong_20_Emphasis"><text:span text:style-name="T12">Общедоступная информация</text:span></text:span><text:span text:style-name="T13"> – это общеизвестные сведения и иная информация, доступ к которой не ограничен.</text:span></text:p>
      <text:p text:style-name="P4"><text:span text:style-name="Strong_20_Emphasis"><text:span text:style-name="T12">Оператор информационной системы</text:span></text:span><text:span text:style-name="T13"> – гражданин или юридическое лицо, осуществляющие деятельность по эксплуатации информационной системы, в том числе по обработке информации, содержащейся в ее базах данных.</text:span></text:p>
      <text:p text:style-name="P4"><text:span text:style-name="Strong_20_Emphasis"><text:span text:style-name="T12">Техническое средство</text:span></text:span><text:span text:style-name="T13"> – аппаратное или программно-аппаратное устройство, осуществляющее формирование, обработку, передачу или прием информации в информационной системе.</text:span></text:p>
      <text:p text:style-name="P4"><text:span text:style-name="Strong_20_Emphasis"><text:span text:style-name="T12">Перехват (информации)</text:span></text:span><text:span text:style-name="T13"> – неправомерное получение информации с ис­пользованием технического средства, осуществляющего обнаружение, приём и обработку информативных сигналов.</text:span></text:p>
      <text:p text:style-name="P3"><text:soft-page-break/>Персональные данные – любая информация, относящаяся к определённому или определяемому на основании такой информации физическому лицу (субъекту персональных данных), в том числе его фамилия, имя, отчество, год, месяц, дата и место рождения, адрес, семейное, социальное, имущественное положение, образование, профессия, доходы, другая информация.</text:p>
      <text:p text:style-name="P4"><text:span text:style-name="Strong_20_Emphasis"><text:span text:style-name="T12">Побочные электромагнитные излучения и наводки</text:span></text:span><text:span text:style-name="T13"> – электромагнитные излучения технических средств обработки защищаемой информации, возникающие как побочное явление и вызванные электрическими сигналами, действующими в их электрических и магнитных цепях, а также электромагнитные наводки этих сигналов на токопроводящие линии, конструкции и цепи питания.</text:span></text:p>
      <text:p text:style-name="P4"><text:span text:style-name="Strong_20_Emphasis"><text:span text:style-name="T12">Политика «чистого стола»</text:span></text:span><text:span text:style-name="T13"> – комплекс организационных мероприятий, контролирующих отсутствие записывания на бумажные носители ключей и атрибутов доступа (паролей) и хранения их вблизи объектов доступа.</text:span></text:p>
      <text:p text:style-name="P4"><text:span text:style-name="Strong_20_Emphasis"><text:span text:style-name="T12">Пользователь</text:span></text:span><text:span text:style-name="T13"> – лицо, которому разрешено выполнять некоторые действия (операции) по обработке информации в информационной системе или использующее результаты ее функционирования.</text:span></text:p>
      <text:p text:style-name="P4"><text:span text:style-name="Strong_20_Emphasis"><text:span text:style-name="T12">Правила разграничения доступа</text:span></text:span><text:span text:style-name="T13"> – совокупность правил, регламентирующих права доступа субъектов доступа к объектам доступа.</text:span></text:p>
      <text:p text:style-name="P4"><text:span text:style-name="Strong_20_Emphasis"><text:span text:style-name="T12">Программная закладка</text:span></text:span><text:span text:style-name="T13"> – код программы, преднамеренно внесённый в программу с целью осуществить утечку, изменить, блокировать, уничтожить информацию или уничтожить и модифицировать программное обеспечение информационной системы и (или) блокировать аппаратные средства.</text:span></text:p>
      <text:p text:style-name="P4"><text:span text:style-name="Strong_20_Emphasis"><text:span text:style-name="T12">Программное (программно-математическое) воздействие</text:span></text:span><text:span text:style-name="T13"> – несанкционированное воздействие на ресурсы автоматизированной информационной системы, осуществляемое с использованием вредоносных программ.</text:span></text:p>
      <text:p text:style-name="P4"><text:span text:style-name="Strong_20_Emphasis"><text:span text:style-name="T12">Ресурс информационной системы</text:span></text:span><text:span text:style-name="T13"> – именованный элемент системного, прикладного или аппаратного обеспечения функционирования информационной системы.</text:span></text:p>
      <text:p text:style-name="P4"><text:span text:style-name="Strong_20_Emphasis"><text:span text:style-name="T12">Средства вычислительной техники</text:span></text:span><text:span text:style-name="T13"> – совокупность программных и технических элементов систем обработки данных, способных функционировать самостоятельно или в составе других систем.</text:span></text:p>
      <text:p text:style-name="P4"><text:span text:style-name="Strong_20_Emphasis"><text:span text:style-name="T12">Субъект доступа (субъект)</text:span></text:span><text:span text:style-name="T13"> – пользователь, процесс, выполняющие операции (действия) над объектами доступа и действия которых регламентируются правилами разграничения доступа.</text:span></text:p>
      <text:p text:style-name="P4"><text:span text:style-name="Strong_20_Emphasis"><text:span text:style-name="T12">Технический канал утечки информации</text:span></text:span><text:span text:style-name="T13"> – совокупность носителя информации (средства обработки), физической среды распространения информативного сигнала и средств, которыми добывается защищаемая информация.</text:span></text:p>
      <text:p text:style-name="P4"><text:span text:style-name="Strong_20_Emphasis"><text:span text:style-name="T12">Уязвимость</text:span></text:span><text:span text:style-name="T13"> – слабость в средствах защиты, которую можно использовать для нарушения системы или содержащейся в ней информации.</text:span></text:p>
      <text:p text:style-name="P4"><text:span text:style-name="Strong_20_Emphasis"><text:span text:style-name="T12">Целостность информации</text:span></text:span><text:span text:style-name="T13"> – свойство безопасности информации, при котором отсутствует любое ее изменение либо изменение субъектами доступа, имеющими на него право.</text:span></text:p>
      <text:h text:style-name="P8" text:outline-level="1">Обозначения и сокращения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АРМ</text:p>
          </table:table-cell>
          <table:table-cell table:style-name="Таблица1.A1" office:value-type="string">
            <text:p text:style-name="P7">автоматизированное рабочее место</text:p>
          </table:table-cell>
        </table:table-row>
        <table:table-row>
          <table:table-cell table:style-name="Таблица1.A1" office:value-type="string">
            <text:p text:style-name="P7">ГИС</text:p>
          </table:table-cell>
          <table:table-cell table:style-name="Таблица1.A1" office:value-type="string">
            <text:p text:style-name="P7">государственная информационная система</text:p>
          </table:table-cell>
        </table:table-row>
        <text:soft-page-break/>
        <table:table-row>
          <table:table-cell table:style-name="Таблица1.A1" office:value-type="string">
            <text:p text:style-name="P7">ЛВС</text:p>
          </table:table-cell>
          <table:table-cell table:style-name="Таблица1.A1" office:value-type="string">
            <text:p text:style-name="P7">локальная вычислительная сеть</text:p>
          </table:table-cell>
        </table:table-row>
        <table:table-row>
          <table:table-cell table:style-name="Таблица1.A1" office:value-type="string">
            <text:p text:style-name="P7">МЭ</text:p>
          </table:table-cell>
          <table:table-cell table:style-name="Таблица1.A1" office:value-type="string">
            <text:p text:style-name="P7">межсетевой экран</text:p>
          </table:table-cell>
        </table:table-row>
        <table:table-row>
          <table:table-cell table:style-name="Таблица1.A1" office:value-type="string">
            <text:p text:style-name="P7">НСД</text:p>
          </table:table-cell>
          <table:table-cell table:style-name="Таблица1.A1" office:value-type="string">
            <text:p text:style-name="P7">несанкционированный доступ</text:p>
          </table:table-cell>
        </table:table-row>
        <table:table-row>
          <table:table-cell table:style-name="Таблица1.A1" office:value-type="string">
            <text:p text:style-name="P7">ОС</text:p>
          </table:table-cell>
          <table:table-cell table:style-name="Таблица1.A1" office:value-type="string">
            <text:p text:style-name="P7">операционная система</text:p>
          </table:table-cell>
        </table:table-row>
        <table:table-row>
          <table:table-cell table:style-name="Таблица1.A1" office:value-type="string">
            <text:p text:style-name="P7">ПМВ</text:p>
          </table:table-cell>
          <table:table-cell table:style-name="Таблица1.A1" office:value-type="string">
            <text:p text:style-name="P7">программно-математическое воздействие</text:p>
          </table:table-cell>
        </table:table-row>
        <table:table-row>
          <table:table-cell table:style-name="Таблица1.A1" office:value-type="string">
            <text:p text:style-name="P7">ПДн</text:p>
          </table:table-cell>
          <table:table-cell table:style-name="Таблица1.A1" office:value-type="string">
            <text:p text:style-name="P7">персональные данные</text:p>
          </table:table-cell>
        </table:table-row>
        <table:table-row>
          <table:table-cell table:style-name="Таблица1.A1" office:value-type="string">
            <text:p text:style-name="P7">ПЭМИН</text:p>
          </table:table-cell>
          <table:table-cell table:style-name="Таблица1.A1" office:value-type="string">
            <text:p text:style-name="P7">побочные электромагнитные излучения и наводки</text:p>
          </table:table-cell>
        </table:table-row>
        <table:table-row>
          <table:table-cell table:style-name="Таблица1.A1" office:value-type="string">
            <text:p text:style-name="P7">ПО</text:p>
          </table:table-cell>
          <table:table-cell table:style-name="Таблица1.A1" office:value-type="string">
            <text:p text:style-name="P7">программное обеспечение</text:p>
          </table:table-cell>
        </table:table-row>
        <table:table-row>
          <table:table-cell table:style-name="Таблица1.A1" office:value-type="string">
            <text:p text:style-name="P7">СЗПДн</text:p>
          </table:table-cell>
          <table:table-cell table:style-name="Таблица1.A1" office:value-type="string">
            <text:p text:style-name="P7">система (подсистема) защиты персональных данных</text:p>
          </table:table-cell>
        </table:table-row>
        <table:table-row>
          <table:table-cell table:style-name="Таблица1.A1" office:value-type="string">
            <text:p text:style-name="P7">СОВ</text:p>
          </table:table-cell>
          <table:table-cell table:style-name="Таблица1.A1" office:value-type="string">
            <text:p text:style-name="P7">система обнаружения вторжений</text:p>
          </table:table-cell>
        </table:table-row>
        <table:table-row>
          <table:table-cell table:style-name="Таблица1.A1" office:value-type="string">
            <text:p text:style-name="P7">УБИОД</text:p>
          </table:table-cell>
          <table:table-cell table:style-name="Таблица1.A1" office:value-type="string">
            <text:p text:style-name="P7">угрозы безопасности информации ограниченного доступа</text:p>
          </table:table-cell>
        </table:table-row>
      </table:table>
      <text:h text:style-name="P8" text:outline-level="1">Введение</text:h>
      <text:p text:style-name="P3">Настоящая Политика информационной безопасности (далее – Политика) является официальным документом ____________________________________ (далее – _______________), в котором определена система взглядов на обеспечение информационной безопасности для информационных систем персональных данных _______________ (далее – ИСПДн).</text:p>
      <text:p text:style-name="P3">Политика разработана в соответствии с целями, задачами и принципами обеспечения безопасности информации ограниченного доступа, не содержащей сведения, составляющие государственную тайну (далее – информация), обрабатываемой в ИСПДн, изложенными в Концепции информационной безопасности _______________.</text:p>
      <text:p text:style-name="P3">Политика разработана в соответствии с требованиями Федерального закона от 27 июля 2006 г. № 149-ФЗ «Об информации, информационных технологиях и о защите информации», постановления Правительства Российской Федерации от 21 марта 2012 г. № 211 «Об утверждении перечня мер, направленных на обеспечение выполнения обязанностей, предусмотренных Федеральным законом «О персональных данных» и принятыми в соответствии с ним нормативными правовыми актами, операторами, являющимися государственными или муниципальными органами» и приказа ФСТЭК № 17 от 11 февраля 2013 г. «Об утверждении Требований о защите информации, не составляющей государственную тайну, содержащейся в государственных информационных системах».</text:p>
      <text:p text:style-name="P3">В Политике определены требования к персоналу ИСПДн, степень ответственности персонала, структура и необходимый уровень защищённости ИСПДн, статус и должностные обязанности сотрудников, ответственных за обеспечение безопасности информации ИСПДн.</text:p>
      <text:h text:style-name="P8" text:outline-level="1">1. Общие положения</text:h>
      <text:p text:style-name="P3">Целью настоящей Политики является обеспечение безопасности объектов защиты ИСПДн от всех видов угроз, внешних и внутренних, умышленных и не преднамеренных, минимизация ущербаот возможной реализации угроз безопасности информации (далее – УБИ).</text:p>
      <text:p text:style-name="P3">Безопасность информации достигается путём исключения несанкционированного, в том числе случайного, доступа к информации, результатом которого может стать уничтожение, <text:soft-page-break/>изменение, блокирование, копирование, распространение информации, а также иных несанкционированных действий.</text:p>
      <text:p text:style-name="P3">Информация и связанные с ней ресурсы должны быть доступны для авторизованных пользователей. Должно осуществляться своевременное обнаружение и реагирование на УБИ.</text:p>
      <text:p text:style-name="P3">Должно осуществляться предотвращение преднамеренных или случайных, частичных или полных несанкционированных модификаций, или уничтожений данных.</text:p>
      <text:h text:style-name="P8" text:outline-level="1">2. Область действия</text:h>
      <text:p text:style-name="P3">Требования настоящей Политики распространяются на всех сотрудников _______________ (штатных, временных, работающих по контракту и т.п.), а также всех прочих лиц (подрядчики, аудиторы и т.п.).</text:p>
      <text:h text:style-name="P8" text:outline-level="1">3. Система защиты информации</text:h>
      <text:p text:style-name="P3">Система защиты персональных данных (далее – СЗПДн) строится на основании:</text:p>
      <text:p text:style-name="P3">- Отчёта о результатах обследования _______________ в части выполнения требований законодательства Российской Федерации по вопросам обеспечения информационной безопасности в государственных информационных системах;</text:p>
      <text:p text:style-name="P3">- Перечень информационных систем персональных данных в __________;</text:p>
      <text:p text:style-name="P3">- Актов классификации;</text:p>
      <text:p text:style-name="P3">- Положения о разграничении прав доступа к обрабатываемой информации ограниченного доступа;</text:p>
      <text:p text:style-name="P3">- Руководящих документов ФСТЭК и ФСБ России.</text:p>
      <text:p text:style-name="P3">На основании этих документов определяется необходимый уровень значимости информации, обрабатываемой в ИСПДн. На основании анализа актуальных угроз безопасности информации, описанных в Отчёте о результатах обследования ИСПДн, делается заключение о необходимости использования технических средств и организационных мероприятий для обеспечения безопасности информации.</text:p>
      <text:p text:style-name="P3">Для ИСПДн должен быть составлен перечень используемых технических средств, а также программного обеспечения участвующего в обработке Информации, на всех элементах ИСПДн:</text:p>
      <text:p text:style-name="P3">- АРМ пользователей;</text:p>
      <text:p text:style-name="P3">- серверы приложений;</text:p>
      <text:p text:style-name="P3">- СУБД;</text:p>
      <text:p text:style-name="P3">- граница ЛВС;</text:p>
      <text:p text:style-name="P3">- каналов передачи в сети общего пользования и (или) международного обмена, если по ним передается защищаемая информация.</text:p>
      <text:p text:style-name="P3">В зависимости от класса защищённости ИСПДн и актуальных угроз, СЗПДн может включать следующие технические средства защиты информации:</text:p>
      <text:p text:style-name="P3"><text:soft-page-break/>- антивирусные средства для рабочих станций пользователей и серверов;</text:p>
      <text:p text:style-name="P3">- средства межсетевого экранирования;</text:p>
      <text:p text:style-name="P3">- средства криптографической защиты информации при передаче защищаемой информации по каналам связи и т.д.</text:p>
      <text:p text:style-name="P3">Так же в перечень должны быть включены функции защиты, обеспечиваемые штатными средствами обработки защищаемой информации ОС, прикладным ПО и специальными комплексами, реализующими средства защиты. Список функций защиты может включать:</text:p>
      <text:p text:style-name="P3">- идентификацию и аутентификацию субъектов доступа и объектов доступа;</text:p>
      <text:p text:style-name="P3">- управление доступом субъектов доступа к объектам доступа;</text:p>
      <text:p text:style-name="P3">- ограничение программной среды;</text:p>
      <text:p text:style-name="P3">- защиту машинных носителей информации;</text:p>
      <text:p text:style-name="P3">- регистрацию событий безопасности;</text:p>
      <text:p text:style-name="P3">- антивирусную защиту;</text:p>
      <text:p text:style-name="P3">- обнаружение (предотвращение) вторжений;</text:p>
      <text:p text:style-name="P3">- контроль (анализ) защищенности информации;</text:p>
      <text:p text:style-name="P3">- целостность информационной системы и информации;</text:p>
      <text:p text:style-name="P3">- доступность информации;</text:p>
      <text:p text:style-name="P3">- защиту среды виртуализации;</text:p>
      <text:p text:style-name="P3">- защиту технических средств;</text:p>
      <text:p text:style-name="P3">- защиту информационной системы, ее средств, систем связи и передачи данных.</text:p>
      <text:h text:style-name="P8" text:outline-level="1">4. Требования к подсистемам СЗПДн</text:h>
      <text:p text:style-name="P3">СЗПДн может включать в себя следующие подсистемы:</text:p>
      <text:p text:style-name="P3">- идентификацию и аутентификацию субъектов доступа и объектов доступа;</text:p>
      <text:p text:style-name="P3">- управление доступом субъектов доступа к объектам доступа;</text:p>
      <text:p text:style-name="P3">- ограничение программной среды;</text:p>
      <text:p text:style-name="P3">- защиту машинных носителей информации;</text:p>
      <text:p text:style-name="P3">- регистрацию событий безопасности;</text:p>
      <text:p text:style-name="P3">- антивирусную защиту;</text:p>
      <text:p text:style-name="P3">- обнаружение (предотвращение) вторжений;</text:p>
      <text:p text:style-name="P3">- контроль (анализ) защищенности информации;</text:p>
      <text:p text:style-name="P3">- целостность информационной системы и информации;</text:p>
      <text:p text:style-name="P3">- доступность информации;</text:p>
      <text:p text:style-name="P3"><text:soft-page-break/>- защиту среды виртуализации;</text:p>
      <text:p text:style-name="P3">- защиту технических средств;</text:p>
      <text:p text:style-name="P3">- защиту информационной системы, ее средств, систем связи и передачи данных.</text:p>
      <text:p text:style-name="P3">Подсистемы СЗПДн имеют различный функционал в зависимости от класса защищенности, определённого в Акте классификации для ИСПДн.</text:p>
      <text:h text:style-name="P8" text:outline-level="1">5. Пользователи ИСПДн</text:h>
      <text:p text:style-name="P3">В Концепции информационной безопасности определены основные категории пользователей. На основании этих категории должна быть произведена типизация пользователей ИСПДн, определён их уровень доступа и возможности.</text:p>
      <text:p text:style-name="P3">В ИСПДн можно выделить следующие группы пользователей, участвующих в обработке и хранении защищаемой Информации:</text:p>
      <text:p text:style-name="P3">- Администратор;</text:p>
      <text:p text:style-name="P3">- Администратор безопасности;</text:p>
      <text:p text:style-name="P3">- Оператор АРМ;</text:p>
      <text:p text:style-name="P3">- Администратор сети;</text:p>
      <text:p text:style-name="P3">- Технический специалист по обслуживанию периферийного оборудования;</text:p>
      <text:p text:style-name="P3">- Программист-разработчик ИСПДн.</text:p>
      <text:p text:style-name="P3">Данные о группах пользователях, уровне их доступа и информированности должны быть отражены в «Положении о разграничении прав доступа к обрабатываемой информации ограниченного доступа».</text:p>
      <text:h text:style-name="P9" text:outline-level="2">5.1 Администратор ИСПДн</text:h>
      <text:p text:style-name="P3">Администратор – штатный сотрудник, ответственный за настройку, внедрение и сопровождение ИСПДн. Обеспечивает функционирование подсистемы управления доступом ИСПДн и уполномочен осуществлять предоставление и разграничение доступа конечного пользователя (Оператора АРМ) к элементам, хранящим информацию.</text:p>
      <text:p text:style-name="P3">Администратор обладает следующим уровнем доступа и знаний:</text:p>
      <text:p text:style-name="P3">- обладает полной информацией о системном и прикладном программном обеспечении ИСПДн;</text:p>
      <text:p text:style-name="P3">- обладает полной информацией о технических средствах и конфигурации ИСПДн;</text:p>
      <text:p text:style-name="P3">- имеет доступ ко всем техническим средствам обработки информации ИСПДн;</text:p>
      <text:p text:style-name="P3">- обладает правами конфигурирования и административной настройки технических средств ИСПДн.</text:p>
      <text:h text:style-name="P9" text:outline-level="2">5.2 Администратор безопасности</text:h>
      <text:p text:style-name="P3">Администратор безопасности – штатный сотрудник, ответственный за функционирование СЗПДн включая обслуживание и настройку административной, серверной и клиентской компонент.</text:p>
      <text:p text:style-name="P3"><text:soft-page-break/>Администратор безопасности обладает следующим уровнем доступа и знаний:</text:p>
      <text:p text:style-name="P3">- обладает правами Администратора ИСПДн;</text:p>
      <text:p text:style-name="P3">- обладает полной информацией об ИСПДн;</text:p>
      <text:p text:style-name="P3">- имеет доступ к средствам защиты информации и протоколирования и к части ключевых элементов ИСПДн;</text:p>
      <text:p text:style-name="P3">- не имеет прав доступа к конфигурированию технических средств сети за исключением контрольных (инспекционных).</text:p>
      <text:p text:style-name="P3">Администратор безопасности уполномочен:</text:p>
      <text:p text:style-name="P3">- реализовывать политики безопасности в части настройки СКЗИ, межсетевых экранов и систем обнаружения атак, в соответствии с которыми пользователь (Оператор АРМ) получает возможность работать с элементами ИСПДн;</text:p>
      <text:p text:style-name="P3">- осуществлять аудит средств защиты.</text:p>
      <text:h text:style-name="P9" text:outline-level="2">5.3 Оператор АРМ</text:h>
      <text:p text:style-name="P3">Оператор АРМ, сотрудник, осуществляющий обработку информации. Обработка информации включает: просмотр, ручной ввод в систему, формирование справок и отчётов по информации, полученной из ИСПДн. Оператор не имеет полномочий для управления подсистемами обработки данных и СЗПДн.</text:p>
      <text:p text:style-name="P3">Оператор ИСПДн обладает следующим уровнем доступа и знаний:</text:p>
      <text:p text:style-name="P3">- обладает всеми необходимыми атрибутами (например, паролем), обеспечивающими доступ к некоторому подмножеству защищаемой Информации;</text:p>
      <text:p text:style-name="P3">- располагает конфиденциальными данными, к которым имеет доступ.</text:p>
      <text:h text:style-name="P9" text:outline-level="2">5.4 Администратор сети</text:h>
      <text:p text:style-name="P3">Администратор сети – штатный сотрудник, ответственный за функционирование телекоммуникационной подсистемы ИСПДн. Администратор сети не имеет полномочий для управления подсистемами обработки данных и безопасности.</text:p>
      <text:p text:style-name="P3">Администратор сети обладает следующим уровнем доступа и знаний:</text:p>
      <text:p text:style-name="P3">- обладает частью информации о системном и прикладном программном обеспечении ИСПДн;</text:p>
      <text:p text:style-name="P3">- обладает частью информации о технических средствах и конфигурации ИСПДн;</text:p>
      <text:p text:style-name="P3">- имеет физический доступ к техническим средствам обработки информации и средствам защиты;</text:p>
      <text:p text:style-name="P3">- знает, по меньшей мере, одно легальное имя доступа.</text:p>
      <text:h text:style-name="P9" text:outline-level="2">5.5 Технический специалист по обслуживанию периферийного оборудования</text:h>
      <text:p text:style-name="P3">Технический специалист по обслуживанию – штатный сотрудник, осуществляющий обслуживание и настройку периферийного оборудования ИСПДн. Технический специалист по обслуживанию не имеет доступа к защищаемой Информации, не имеет полномочий для управления подсистемами обработки данных и безопасности.</text:p>
      <text:p text:style-name="P3"><text:soft-page-break/>Технический специалист по обслуживанию обладает следующим уровнем доступа и знаний:</text:p>
      <text:p text:style-name="P3">- обладает частью информации о системном и прикладном программном обеспечении ИСПДн;</text:p>
      <text:p text:style-name="P3">- обладает частью информации о технических средствах и конфигурации ИСПДн;</text:p>
      <text:p text:style-name="P3">- знает, по меньшей мере, одно легальное имя доступа.</text:p>
      <text:h text:style-name="P9" text:outline-level="2">5.6 Программист-разработчик ИСПДн</text:h>
      <text:p text:style-name="P3">Программисты-разработчики (поставщики) прикладного программного обеспечения – лица, обеспечивающие его сопровождение на защищаемом объекте. К данной группе могут относиться как штатные сотрудники, так и сотрудники сторонних организаций.</text:p>
      <text:p text:style-name="P3">Лицо этой категории:</text:p>
      <text:p text:style-name="P3">- обладает информацией об алгоритмах и программах обработки информации в ИСПДн;</text:p>
      <text:p text:style-name="P3">- обладает возможностями внесения ошибок, недекларированных возможностей, программных закладок, вредоносных программ в программное обеспечение ИСПДн на стадии ее разработки, внедрения и сопровождения;</text:p>
      <text:p text:style-name="P3">- может располагать любыми фрагментами информации о топологии ИСПДн и технических средствах обработки и защиты Информации, обрабатываемой в ИСПДн.</text:p>
      <text:h text:style-name="P8" text:outline-level="1">6. Требования к персоналу по обеспечению защиты информации</text:h>
      <text:p text:style-name="P3">Все сотрудники, являющиеся пользователями ИСПДн, должны чётко знать и строго выполнять установленные правила и обязанности по доступу к защищаемым объектам и соблюдению принятого режима безопасности ИСПДн.</text:p>
      <text:p text:style-name="P3">При вступлении в должность нового сотрудника непосредственный начальник подразделения, в которое он поступает, обязан организовать его ознакомление с должностной инструкцией и необходимыми документами, регламентирующими требования по защите Информации, а также обучение навыкам выполнения процедур, необходимых для санкционированного использования ИСПДн.</text:p>
      <text:p text:style-name="P3">Сотрудник должен быть ознакомлен со сведениями настоящей Политики, принятых процедур работы с элементами ИСПДн и СЗПДн.</text:p>
      <text:p text:style-name="P3">Сотрудники, использующие технические средства аутентификации, должны обеспечивать сохранность идентификаторов (электронных ключей) и не допускать НСД к ним, а также возможность их утери или использования третьими лицами. Пользователи несут персональную ответственность за сохранность идентификаторов.</text:p>
      <text:p text:style-name="P3">Сотрудники должны следовать установленным процедурам поддержания режима безопасности Информации при выборе и использовании паролей (если не используются технические средства аутентификации).</text:p>
      <text:p text:style-name="P3">Сотрудники должны обеспечивать надлежащую защиту оборудования, оставляемого без присмотра, особенно в тех случаях, когда в помещение имеют доступ посторонние лица. Все пользователи должны знать требования по безопасности Информации и процедуры защиты <text:soft-page-break/>оборудования, оставленного без присмотра, а также свои обязанности по обеспечению такой защиты.</text:p>
      <text:p text:style-name="P3">Сотрудникам запрещается устанавливать постороннее программное обеспечение, подключать личные мобильные устройства и носители информации, а также записывать на них защищаемую информацию.</text:p>
      <text:p text:style-name="P3">Сотрудникам запрещается разглашать защищаемую информацию, которая стала им известна при работе с информационными системами, третьим лицам.</text:p>
      <text:p text:style-name="P3">При работе с защищаемой Информацией в ИСПДн сотрудники обязаны обеспечить отсутствие возможности просмотра Информации третьими лицами с мониторов АРМ или терминалов.</text:p>
      <text:p text:style-name="P3">При завершении работы с ИСПДн сотрудники обязаны защитить АРМ или терминалы с помощью блокировки ключом или эквивалентного средства контроля, например, доступом по паролю, если не используются более сильные средства защиты.</text:p>
      <text:p text:style-name="P3">Сотрудники должны быть проинформированы об угрозах нарушения режима безопасности Информации и ответственности за его нарушение. Они должны быть ознакомлены с утвержденной формальной процедурой наложения дисциплинарных взысканий на сотрудников, которые нарушили принятые политику и процедуры безопасности Информации.</text:p>
      <text:p text:style-name="P3">Сотрудники обязаны без промедления сообщать обо всех наблюдаемых или подозрительных случаях работы ИСПДн, могущих повлечь за собой угрозы безопасности Информации, а также о выявленных ими событиях, затрагивающих безопасность Информации, руководству подразделения и лицу, отвечающему за немедленное реагирование на угрозы безопасности Информации.</text:p>
      <text:h text:style-name="P8" text:outline-level="1">7. Должностные обязанности пользователей ИСПДн</text:h>
      <text:p text:style-name="P3">Должностные обязанности пользователей ИСПДн описаны в следующих документах:</text:p>
      <text:p text:style-name="P3">- Инструкция администратора ИСПДн;</text:p>
      <text:p text:style-name="P3">- Инструкция администратора безопасности ИСПДн;</text:p>
      <text:p text:style-name="P3">- Инструкция пользователя ИСПДн;</text:p>
      <text:p text:style-name="P3">- Инструкция пользователя при возникновении внештатных ситуаций.</text:p>
      <text:h text:style-name="P8" text:outline-level="1">8. Ответственность сотрудников</text:h>
      <text:p text:style-name="P3">В соответствии со ст. 17 Федерального закона Российской Федерации от 27 июля 2006 г. № 149-ФЗ «Об информации, информационных технологиях и о защите информации» лица, виновные в нарушении требований данного Федерального закона, несут дисциплинарную, гражданско-правовую, административную или уголовную ответственность в соответствии с законодательством Российской Федерации.</text:p>
      <text:p text:style-name="P3">Действующее законодательство РФ позволяет предъявлять требования по обеспечению безопасной работы с защищаемой информацией и предусматривает ответственность за нарушение установленных правил эксплуатации ЭВМ и систем, неправомерный доступ к <text:soft-page-break/>информации, если эти действия привели к уничтожению, блокированию, модификации информации или нарушению работы ЭВМ или сетей (статьи 272,273 и 274 УК РФ).</text:p>
      <text:p text:style-name="P3">Администратор ИСПДн и администратор безопасности несут ответственность за все действия, совершенные от имени их учётных записей или системных учётных записей, если не доказан факт несанкционированного использования учётных записей.</text:p>
      <text:p text:style-name="P3">При нарушениях сотрудниками – пользователей ИСПДн правил, связанных с безопасностью Информации, они несут ответственность, установленную действующим законодательством Российской Федерации.</text:p>
      <text:p text:style-name="P3">Приведённые выше требования нормативных документов по защите информации должны быть отражены в должностных инструкциях сотрудников.</text:p>
      <text:h text:style-name="P8" text:outline-level="1">Список использованных источников</text:h>
      <text:p text:style-name="P3">Основными нормативно-правовыми и методическими документами, на которых базируется настоящая Политика являются:</text:p>
      <text:list xml:id="list3696014456" text:style-name="L1">
        <text:list-item>
          <text:p text:style-name="P5">Федеральный закон от 27 июля 2006 г. № 149-ФЗ «Об информации, информационных технологиях и о защите информации»;</text:p>
        </text:list-item>
        <text:list-item>
          <text:p text:style-name="P5">Федеральный Закон от 27 июля 2006 г. № 152-ФЗ «О персональных данных»;</text:p>
        </text:list-item>
        <text:list-item>
          <text:p text:style-name="P5">Федеральный закон от 27 июля 2010 г. № 210-ФЗ «Об организации предоставления государственных и муниципальных услуг»;</text:p>
        </text:list-item>
        <text:list-item>
          <text:p text:style-name="P5">Постановление Правительства РФ от 24 октября 2011 г. № 861 «О федеральных государственных информационных системах, обеспечивающих предоставление в электронной форме государственных и муниципальных услуг (осуществление функций)»;</text:p>
        </text:list-item>
        <text:list-item>
          <text:p text:style-name="P5">Постановление Правительства РФ от 1 ноября 2012 г. № 1119 «Об утверждении требований к защите персональных данных при их обработке в информационных системах персональных данных»;</text:p>
        </text:list-item>
        <text:list-item>
          <text:p text:style-name="P5">Постановление Правительства РФ от 21 марта 2012 г. № 211 «Об утверждении перечня мер, направленных на обеспечение выполнения обязанностей, предусмотренных Федеральным законом «О персональных данных» и принятыми в соответствии с ним нормативными правовыми актами, операторами, являющимися государственными или муниципальными органами»;</text:p>
        </text:list-item>
        <text:list-item>
          <text:p text:style-name="P5">Постановление Правительства РФ от 27 сентября 2011 г. № 797 «О взаимодействии между многофункциональными центрами предоставления государственных и муниципальных услуг и федеральными органами исполнительной власти, органами государственных внебюджетных фондов, органами государственной власти субъектов Российской Федерации, органами местного самоуправления»;</text:p>
        </text:list-item>
        <text:list-item>
          <text:p text:style-name="P5">Приказ ФСТЭК России от 11 февраля 2013 г. № 17 «Требования о защите информации, не составляющей государственную тайну, содержащейся в государственных информационных системах»;</text:p>
        </text:list-item>
        <text:list-item>
          <text:p text:style-name="P5">Приказ ФСТЭК России от 18 февраля 2013 г. № 21 «Об утверждении Состава и содержания организационных и технических мер по обеспечению безопасности персональных данных при их обработке в информационных системах персональных данных»;</text:p>
        </text:list-item>
        <text:list-item>
          <text:p text:style-name="P5"><text:soft-page-break/>Приказ ФСБ РФ от 9 февраля 2005 г. № 66 «Об утверждении Положения о разработке, производстве, реализации и эксплуатации шифровальных (криптографических) средств защиты информации (Положение ПКЗ-2005)»;</text:p>
        </text:list-item>
        <text:list-item>
          <text:p text:style-name="P5">Приказ ФАПСИ от 13 июня 2001 г. № 152 «Об утверждении Инструкции об организации и обеспечении безопасности хранения, обработки и передачи по каналам связи с использованием средств криптографической защиты информации с ограниченным доступом, не содержащей сведений, составляющих государственную тайну»;</text:p>
        </text:list-item>
        <text:list-item>
          <text:p text:style-name="P5">методический документ «Меры защиты информации в государственных информационных системах» утвержденный ФСТЭК России 11 февраля 2014 г.;</text:p>
        </text:list-item>
        <text:list-item>
          <text:p text:style-name="P6"> <text:span text:style-name="T1">«Типовые требования по организации и обеспечению функционирования шифровальных (криптографических) средств, предназначенных для защиты информации, не содержащей сведений, составляющих государственную тайну в случае их использования для обеспечения безопасности персональных данных при их обработке в информационных системах персональных данных», утвержденные ФСБ России 21 февраля 2008 г. № 149/6/6-622.</text:span></text:p>
        </text:list-item>
        <text:list-item>
          <text:p text:style-name="P6"> <text:span text:style-name="T1">«Базовая модель угроз безопасности персональных данных при их обработке в информационных системах персональных данных», утверждённая Заместителем директора ФСТЭК России 15 февраля 2008 г.;</text:span></text:p>
        </text:list-item>
        <text:list-item>
          <text:p text:style-name="P1"><text:span text:style-name="T14">«Методика определения актуальных угроз безопасности персональных данных при их обработке в информационных системах персональных данных», утверждённая Заместителем директора ФСТЭК России 15 февраля 2008 г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Georg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2:04:18.162000000</meta:creation-date>
    <dc:date>2022-03-10T12:05:26.754000000</dc:date>
    <meta:editing-duration>PT1M11S</meta:editing-duration>
    <meta:editing-cycles>1</meta:editing-cycles>
    <meta:document-statistic meta:table-count="1" meta:image-count="0" meta:object-count="0" meta:page-count="12" meta:paragraph-count="224" meta:word-count="3160" meta:character-count="27193" meta:non-whitespace-character-count="24216"/>
    <meta:generator>LibreOffice/6.2.1.2$Windows_x86 LibreOffice_project/7bcb35dc3024a62dea0caee87020152d1ee96e71</meta:generator>
  </office:meta>
</office:document-meta>
</file>